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Обычный">
      <style:paragraph-properties fo:margin-top="0cm" fo:margin-bottom="0cm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2" style:family="paragraph" style:parent-style-name="Обычный">
      <style:paragraph-properties fo:margin-top="0cm" fo:margin-bottom="0cm" fo:text-align="justify" style:justify-single-word="false"/>
    </style:style>
    <style:style style:name="P3" style:family="paragraph" style:parent-style-name="Обычный" style:master-page-name="MP0">
      <style:paragraph-properties fo:margin-top="0cm" fo:margin-bottom="0cm" fo:text-align="justify" style:justify-single-word="false" style:page-number="auto" fo:break-before="page"/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background-color="#ffff00" style:font-size-asian="14pt" style:font-name-complex="Times New Roman" style:font-size-complex="14pt"/>
    </style:style>
    <style:style style:name="T3" style:family="text">
      <style:text-properties fo:background-color="#ffff00"/>
    </style:style>
    <style:style style:name="T4" style:family="text">
      <style:text-properties fo:background-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Таблица "Жилые помещения, аварийные и снесенные". В таблице имеются столбцы "Аварийный" и "Снесен", в которых указываются номера жилых помещений. Что подразумевает под собой "снесенное жилое помещение", как помещение, являющееся частью дома, может быть снесенным? <text:span text:style-name="T3">Информация указавается как на весь дом, так и на каждое жилое помещение в нем, так как жилые помещения могут быть рассмотрены отдельно от всего дома</text:span></text:p>
      <text:p text:style-name="P1">2. Могут ли в одном доме быть жилые помещения, принадлежащие к разным жилым фондам? Например, помещение №1 - социальный ЖФ, помещение №2 - коммерческий ЖФ. <text:span text:style-name="T3">Конечно. Разный тип фонда, к которому могут быть отнесены муниципальные жилые помещения (социальный, специализированный, коммерческий, маневренный)</text:span></text:p>
      <text:p text:style-name="P1">3. Входят ли помещения для детей-сирот, <text:span text:style-name="T4">помещения по мене и по дарению в</text:span> какой-либо из жилых фондов (коммерческий, специализированный, социальный) или их можно рассматривать как отдельный виды жилых фондов? <text:span text:style-name="T3">Входят. Необходима отметка «дети-сироты» для отчетности</text:span></text:p>
      <text:p text:style-name="P1">4. По нанимателям: необходимо ли "помнить" всех нанимателей данной квартиры за все время ее существования или нужен только текущий наниматель? <text:span text:style-name="T3">Нужны все (проводится анализ использования)</text:span></text:p>
      <text:p text:style-name="P1">5. Из служебной записки: "Номера и даты новых договоров найма присваиваются автоматически. Старые будут вводится вручную. Также поле № и дата договора может быть пустым.". О каких договорах речь? В Excel-файле нет информации о нанимателях. <text:span text:style-name="T3">Этот вопрос переадресуйте исполнителю служ.записки</text:span></text:p>
      <text:p text:style-name="P2"><text:span text:style-name="Основной_20_шрифт_20_абзаца"><text:span text:style-name="T1">6. <text:s/>Из служебной записки: "Возможность ведения претензионно-исковой работы по реализованному принципу в ОНФ". К чему именно должны прикрепляться иски? К помещениям? К договорам (о которых речь в 5м пункте списка вопросов)? </text:span></text:span><text:span text:style-name="Основной_20_шрифт_20_абзаца"><text:span text:style-name="T2">Этот вопрос переадресуйте исполнителю служ.записки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initial-creator>Игнатов Василий Васильевич</meta:initial-creator>
    <meta:creation-date>2014-05-06T06:40:00Z</meta:creation-date>
    <dc:date>2014-05-07T09:15:22.24</dc:date>
    <meta:editing-cycles>3</meta:editing-cycles>
    <meta:editing-duration>PT2M55S</meta:editing-duration>
    <meta:document-statistic meta:table-count="0" meta:image-count="0" meta:object-count="0" meta:page-count="1" meta:paragraph-count="6" meta:word-count="237" meta:character-count="1729"/>
    <meta:template xlink:type="simple" xlink:actuate="onRequest" xlink:title="" xlink:href="../../AppData/Local/Temp/Вопросы.odt/Normal.dotm"/>
  </office:meta>
</office:document-meta>
</file>